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2pt" style:font-size-asian="12pt" style:font-size-complex="12pt"/>
    </style:style>
    <style:style style:name="P2" style:family="paragraph" style:parent-style-name="Text_20_body">
      <style:paragraph-properties fo:line-height="150%"/>
      <style:text-properties fo:font-size="12pt" fo:language="ca" fo:country="ES" style:font-size-asian="12pt" style:font-size-complex="12pt"/>
    </style:style>
    <style:style style:name="P3" style:family="paragraph" style:parent-style-name="Text_20_body" style:list-style-name="WWNum1">
      <style:paragraph-properties fo:line-height="150%"/>
      <style:text-properties fo:font-size="12pt" fo:language="ca" fo:country="ES" style:font-size-asian="12pt" style:font-size-complex="12pt"/>
    </style:style>
    <style:style style:name="P4" style:family="paragraph" style:parent-style-name="Text_20_body">
      <style:paragraph-properties fo:line-height="150%"/>
      <style:text-properties fo:font-size="12pt" fo:language="ca" fo:country="ES" officeooo:paragraph-rsid="0029c718" style:font-size-asian="12pt" style:font-size-complex="12pt"/>
    </style:style>
    <style:style style:name="P5" style:family="paragraph" style:parent-style-name="Text_20_body">
      <style:paragraph-properties fo:line-height="150%"/>
      <style:text-properties fo:font-size="12pt" fo:language="ca" fo:country="ES" officeooo:paragraph-rsid="00309940" style:font-size-asian="12pt" style:font-size-complex="12pt"/>
    </style:style>
    <style:style style:name="P6" style:family="paragraph" style:parent-style-name="Text_20_body">
      <style:paragraph-properties fo:line-height="150%"/>
      <style:text-properties fo:font-size="12pt" fo:language="ca" fo:country="ES" officeooo:rsid="002bb989" officeooo:paragraph-rsid="002bb989" style:font-size-asian="12pt" style:font-size-complex="12pt"/>
    </style:style>
    <style:style style:name="P7" style:family="paragraph" style:parent-style-name="Text_20_body">
      <style:paragraph-properties fo:line-height="150%"/>
      <style:text-properties fo:font-size="12pt" fo:language="ca" fo:country="ES" officeooo:rsid="002d3486" officeooo:paragraph-rsid="002d3486" style:font-size-asian="12pt" style:font-size-complex="12pt"/>
    </style:style>
    <style:style style:name="P8" style:family="paragraph" style:parent-style-name="Text_20_body">
      <style:paragraph-properties fo:line-height="150%"/>
      <style:text-properties fo:font-size="12pt" fo:language="ca" fo:country="ES" officeooo:rsid="002ee916" officeooo:paragraph-rsid="002ee916" style:font-size-asian="12pt" style:font-size-complex="12pt"/>
    </style:style>
    <style:style style:name="P9" style:family="paragraph" style:parent-style-name="Text_20_body" style:master-page-name="Standard">
      <style:paragraph-properties fo:line-height="150%" style:page-number="auto"/>
      <style:text-properties fo:font-size="12pt" fo:language="ca" fo:country="ES" style:font-size-asian="12pt" style:font-size-complex="12pt"/>
    </style:style>
    <style:style style:name="P10" style:family="paragraph" style:parent-style-name="Header">
      <style:paragraph-properties fo:text-align="end" style:justify-single-word="false"/>
      <style:text-properties fo:font-size="10pt" officeooo:rsid="0019d1bd" officeooo:paragraph-rsid="0019d1bd" style:font-size-asian="8.75pt" style:font-size-complex="10pt"/>
    </style:style>
    <style:style style:name="P1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d1bd" style:font-weight-asian="bold"/>
    </style:style>
    <style:style style:name="T3" style:family="text">
      <style:text-properties officeooo:rsid="0019d1bd"/>
    </style:style>
    <style:style style:name="T4" style:family="text">
      <style:text-properties style:text-underline-style="solid" style:text-underline-width="auto" style:text-underline-color="font-color" fo:font-weight="bold" officeooo:rsid="0019d1bd" style:font-weight-asian="bold" style:font-weight-complex="bold"/>
    </style:style>
    <style:style style:name="T5" style:family="text">
      <style:text-properties officeooo:rsid="0029c718"/>
    </style:style>
    <style:style style:name="T6" style:family="text">
      <style:text-properties officeooo:rsid="0030994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ge" style:horizontal-pos="from-left" style:horizontal-rel="pag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to3" text:anchor-type="page" text:anchor-page-number="1" svg:x="2.334cm" svg:y="11.949cm" svg:width="16.335cm" svg:height="14.192cm" draw:z-index="2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9"><text:span text:style-name="T4">Practica 5 d'Empresa: Comptes de Explotació</text:span></text:p>
      <text:p text:style-name="P2"><text:span text:style-name="T1">Enuncia</text:span><text:span text:style-name="T2">t:</text:span></text:p>
      <text:p text:style-name="P2">Compte de pèrdues i guanys, evolució.</text:p>
      <text:p text:style-name="P1">“Partiendo de las cuentas que se ofrecen en el enunciado construir la cuenta de pérdidas y ganancias de la empresa con el modelo explicado en clase deduciendo cada uno de los tipos de beneficio, llegando hasta el BN.</text:p>
      <text:p text:style-name="P1">Debes intentar colocar cada cuenta el sitio correspondiente. Ingresos, costes de las ventas, costes de personal, costes fijos, etc.</text:p>
      <text:p text:style-name="P1">Una vez establecida la Cuenta de explotación de los años 2009 a 2013 encontrar: “</text:p>
      <text:list xml:id="list1135546543856263252" text:style-name="WWNum1">
        <text:list-item>
          <text:p text:style-name="P3"><text:soft-page-break/>La variació inter-anual.</text:p>
        </text:list-item>
      </text:list>
      <text:p text:style-name="P2"/>
      <text:p text:style-name="P2"><draw:frame draw:style-name="fr1" draw:name="Objeto1" text:anchor-type="paragraph" svg:x="-1.363cm" svg:y="0.044cm" svg:width="17.47cm" svg:height="10.594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204603827162048" text:continue-numbering="true" text:style-name="WWNum1">
        <text:list-item>
          <text:list>
            <text:list-item>
              <text:p text:style-name="P3">Que ha passat amb les ventes totals?</text:p>
            </text:list-item>
          </text:list>
        </text:list-item>
      </text:list>
      <text:p text:style-name="P4"><text:span text:style-name="T5">Durant els tres primers anys, del 2009 al 2011, la empresa en qüestió no ha produït ningun ingrés per ventes de producte, sinó que ha subsistit a base dels ingressos dels serveis. Contràriament, al 2012 les ventes comencen a generar ingressos i per altra banda, els serveis cauen molt dràsticament (aportant únicament 13.824€ al 2012) fins que al 2013, finalment les vendes i els serveis repunten a la par, donant nombres de ingressos similars (175.872€ per serveis al 2013, i 157.106€ per vendes al 2013).</text:span></text:p>
      <text:p text:style-name="P4"/>
      <text:p text:style-name="P4"/>
      <text:list xml:id="list204603828153898" text:continue-numbering="true" text:style-name="WWNum1">
        <text:list-item>
          <text:p text:style-name="P3"><text:soft-page-break/>La variació anual de les ventes respecte a les del 2009.</text:p>
          <text:list>
            <text:list-item>
              <text:p text:style-name="P3"><draw:frame draw:style-name="fr1" draw:name="Objeto2" text:anchor-type="paragraph" svg:x="-1.411cm" svg:y="0.175cm" svg:width="17.224cm" svg:height="10.442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3">Quines son les tres altres quantitats que han variat més? Que possible explicació podria donar-se?</text:span></text:p>
            </text:list-item>
          </text:list>
        </text:list-item>
      </text:list>
      <text:p text:style-name="P6">Els tres comptes que han variat més fora del de vendes, són el de compra de mercaderes i matèries primes, el d'ingressos per prestacions de serveis i el de dotacions d'amortitzacions i deterioraments de valor. Podem deduir que aquesta variació del compte de mercaderies i matèries primes es degut a la gran pujada de vendes a partir del 2012, suposant que si el producte de la empresa en qüestió es comença a vendre, el cost a invertir en mercaderies i matèries primes ha de pujar necessàriament (de 0€ de gast en aquest compte al 2009 a 137.209€ de gast al 2013). Per altra banda, podem veure que també ha variat molt el compte d'ingressos per prestacions de serveis, primàriament als anys 2011 i 2012. Podríem especular que aquesta forta caiguda durant aquests dos anys vingué acompanyada d'un canvi de política de empresa, on es canvià la prioritat de ingressar diners per aquesta banda, i es <text:soft-page-break/>començà a plantejar que s'havia de generar diners mitjançant les ventes de producte (al 2010 es tancà amb un balanç total de -1.711€, cosa que va posar en marxa un plan per a començar a generar un producte per a vendre, cosa que va donar fruits per primer cop al 2012, que tancà amb un balanç de 20.625€). Finalment, observem que el tercer compte que canvia més en aquests anys és el de dotacions d'amortitzacions i deterioraments de valor, que al 2009 produí un gast de 4.454€ fins que, de forma incremental, arriba a produir un gast de 35.987€.</text:p>
      <text:p text:style-name="P2"/>
      <text:list xml:id="list204603830161134" text:continue-numbering="true" text:style-name="WWNum1">
        <text:list-item>
          <text:p text:style-name="P3"><text:span text:style-name="T3">Quina es la estructura de costos de la empresa i com ha anat variant? Es a dir:</text:span></text:p>
          <text:list>
            <text:list-item>
              <text:p text:style-name="P3">% Cost<text:span text:style-name="T3">os</text:span> direct<text:span text:style-name="T3">e</text:span>s de personal</text:p>
            </text:list-item>
          </text:list>
        </text:list-item>
      </text:list>
      <text:p text:style-name="P7">Tot i ser un cost bastant constant al llarg dels anys rondant els 50.00€ als anys en que menys costa fins a uns 75.000€ als anys més costosos, al any 2013 el compte de sous de producció es dispara, produint un gast de 25.000€, que pot venir vinculat al inici de producció del producte de la empresa.</text:p>
      <text:list xml:id="list204603831153030" text:continue-numbering="true" text:style-name="WWNum1">
        <text:list-item>
          <text:list>
            <text:list-item>
              <text:p text:style-name="P3">% Coste <text:span text:style-name="T3">matèries primes</text:span></text:p>
            </text:list-item>
          </text:list>
        </text:list-item>
      </text:list>
      <text:p text:style-name="P8">El gast d'aquest compte pot veure's fortament vinculat a la producció del producte de la empresa, que durant els primers anys, com es nul, no causa gast de matèries primes fins que al 2012 i 2013, com es comença a generar un producte a la empresa, els costos de matèries primes pugen necessàriament. Veiem que puja des de cost 0 als anys 2009 i 2010 fins que al 2011 comença a generar gast (458€), que no para de pujar (13.133€ al 2012 i 137.209€ al 2013).</text:p>
      <text:list xml:id="list204603832168706" text:continue-numbering="true" text:style-name="WWNum1">
        <text:list-item>
          <text:list>
            <text:list-item>
              <text:p text:style-name="P3">% Gast general</text:p>
            </text:list-item>
          </text:list>
        </text:list-item>
      </text:list>
      <text:p text:style-name="P5"><text:span text:style-name="T6">Si mirem el gast general de la empresa al llarg dels anys, podem veure que és incremental, sense cap mena de pausa, provocant als anys 2010 i 2011 (quan menys ingressos hi han) un balanç fortament negatiu (-31.204€ el pitjor any). Tot i que aquest gast general no deixa de pujar, gracies a la producció de diners de les vendes de la empresa, s'aconsegueix tornar a un balanç positiu al 2012 i 20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007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9d1bd" officeooo:paragraph-rsid="0019d1bd" style:font-size-asian="8.75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tor Prieto DehghanPour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C</meta:initial-creator>
    <meta:editing-cycles>23</meta:editing-cycles>
    <meta:creation-date>2015-04-19T17:52:00</meta:creation-date>
    <dc:date>2015-05-07T20:46:03.681000000</dc:date>
    <meta:editing-duration>PT3H26M18S</meta:editing-duration>
    <meta:generator>LibreOffice/4.3.5.2$Windows_x86 LibreOffice_project/3a87456aaa6a95c63eea1c1b3201acedf0751bd5</meta:generator>
    <meta:document-statistic meta:table-count="0" meta:image-count="0" meta:object-count="3" meta:page-count="4" meta:paragraph-count="21" meta:word-count="717" meta:character-count="4010" meta:non-whitespace-character-count="332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69cm" svg:height="10.593cm" xlink:href="." xlink:type="simple" chart:class="chart:line" chart:style-name="ch1">
        <chart:title svg:x="6.627cm" svg:y="0.347cm" chart:style-name="ch2">
          <text:p>Variación Inter-anual</text:p>
        </chart:title>
        <chart:subtitle svg:x="7.751cm" svg:y="1.337cm" chart:style-name="ch3">
          <text:p>2009-2013</text:p>
        </chart:subtitle>
        <chart:legend chart:legend-position="end" svg:x="13.823cm" svg:y="4.997cm" style:legend-expansion="high" chart:style-name="ch4"/>
        <chart:plot-area chart:style-name="ch5" chart:data-source-has-labels="both" svg:x="1.36cm" svg:y="2.231cm" svg:width="12.114cm" svg:height="7.17cm">
          <chartooo:coordinate-region svg:x="2.749cm" svg:y="2.43cm" svg:width="10.353cm" svg:height="6.772cm"/>
          <chart:axis chart:dimension="x" chart:name="primary-x" chart:style-name="ch6" chartooo:axis-type="auto">
            <chartooo:date-scale/>
            <chart:title svg:x="6.989cm" svg:y="9.612cm" chart:style-name="ch7">
              <text:p>Años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5.966cm" chart:style-name="ch9">
              <text:p>€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OTAL ANUAL</text:p>
              </table:table-cell>
              <table:table-cell office:value-type="float" office:value="30753.85">
                <text:p>30753.85</text:p>
              </table:table-cell>
              <table:table-cell office:value-type="float" office:value="-1711.61">
                <text:p>-1711.61</text:p>
              </table:table-cell>
              <table:table-cell office:value-type="float" office:value="-31204.32">
                <text:p>-31204.32</text:p>
              </table:table-cell>
              <table:table-cell office:value-type="float" office:value="20625.44">
                <text:p>20625.44</text:p>
              </table:table-cell>
              <table:table-cell office:value-type="float" office:value="14242.94">
                <text:p>14242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24cm" svg:height="10.441cm" xlink:href="." xlink:type="simple" chart:class="chart:line" chart:style-name="ch1">
        <chart:title svg:x="6.624cm" svg:y="0.344cm" chart:style-name="ch2">
          <text:p>Variación de ventas</text:p>
        </chart:title>
        <chart:subtitle svg:x="7.629cm" svg:y="1.331cm" chart:style-name="ch3">
          <text:p>2009-2013</text:p>
        </chart:subtitle>
        <chart:legend chart:legend-position="end" svg:x="14.689cm" svg:y="4.921cm" style:legend-expansion="high" chart:style-name="ch4"/>
        <chart:plot-area chart:style-name="ch5" chart:data-source-has-labels="both" svg:x="1.355cm" svg:y="2.222cm" svg:width="12.99cm" svg:height="7.03cm">
          <chartooo:coordinate-region svg:x="2.823cm" svg:y="2.421cm" svg:width="11.15cm" svg:height="6.184cm"/>
          <chart:axis chart:dimension="x" chart:name="primary-x" chart:style-name="ch6" chartooo:axis-type="auto">
            <chartooo:date-scale/>
            <chart:title svg:x="7.422cm" svg:y="9.46cm" chart:style-name="ch7">
              <text:p>Años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5.887cm" chart:style-name="ch9">
              <text:p>€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Venta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555.82">
                <text:p>114555.82</text:p>
              </table:table-cell>
              <table:table-cell office:value-type="float" office:value="157106.56">
                <text:p>157106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83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unciado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5"/>
        <table:table-row table:style-name="ro1">
          <table:table-cell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VENTAS BRUTAS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Ingresos por Prestaciones de Servicios.</text:p>
          </table:table-cell>
          <table:table-cell office:value-type="float" office:value="114798.97" calcext:value-type="float">
            <text:p>114.799</text:p>
          </table:table-cell>
          <table:table-cell office:value-type="float" office:value="130510.43" calcext:value-type="float">
            <text:p>130.510</text:p>
          </table:table-cell>
          <table:table-cell office:value-type="float" office:value="75221.48" calcext:value-type="float">
            <text:p>75.221</text:p>
          </table:table-cell>
          <table:table-cell office:value-type="float" office:value="13824" calcext:value-type="float">
            <text:p>13.824</text:p>
          </table:table-cell>
          <table:table-cell office:value-type="float" office:value="175872" calcext:value-type="float">
            <text:p>175.872</text:p>
          </table:table-cell>
        </table:table-row>
        <table:table-row table:style-name="ro1">
          <table:table-cell office:value-type="string" calcext:value-type="string">
            <text:p>Ventas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55.82" calcext:value-type="float">
            <text:p>114.556</text:p>
          </table:table-cell>
          <table:table-cell office:value-type="float" office:value="157106.56" calcext:value-type="float">
            <text:p>157.107</text:p>
          </table:table-cell>
        </table:table-row>
        <table:table-row table:style-name="ro1">
          <table:table-cell table:style-name="ce2" office:value-type="string" calcext:value-type="string">
            <text:p>VENTAS NETAS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Compra Mercaderías y Materias Primas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458.4" calcext:value-type="float">
            <text:p>-458</text:p>
          </table:table-cell>
          <table:table-cell table:style-name="ce5" office:value-type="float" office:value="-13132.8" calcext:value-type="float">
            <text:p>-13.133</text:p>
          </table:table-cell>
          <table:table-cell office:value-type="float" office:value="-137209.39" calcext:value-type="float">
            <text:p>-137.209</text:p>
          </table:table-cell>
        </table:table-row>
        <table:table-row table:style-name="ro1">
          <table:table-cell table:style-name="ce2" office:value-type="string" calcext:value-type="string">
            <text:p>MARGEN BRUTO DE EXPLOTACIO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Sueldos y Salarios Administración.</text:p>
          </table:table-cell>
          <table:table-cell table:style-name="ce5" office:value-type="float" office:value="-52627.16" calcext:value-type="float">
            <text:p>-52.627</text:p>
          </table:table-cell>
          <table:table-cell table:style-name="ce5" office:value-type="float" office:value="-74044.93" calcext:value-type="float">
            <text:p>-74.045</text:p>
          </table:table-cell>
          <table:table-cell table:style-name="ce5" office:value-type="float" office:value="-55991.21" calcext:value-type="float">
            <text:p>-55.991</text:p>
          </table:table-cell>
          <table:table-cell table:style-name="ce5" office:value-type="float" office:value="-49184.1" calcext:value-type="float">
            <text:p>-49.184</text:p>
          </table:table-cell>
          <table:table-cell office:value-type="float" office:value="-76531" calcext:value-type="float">
            <text:p>-76.531</text:p>
          </table:table-cell>
        </table:table-row>
        <table:table-row table:style-name="ro1">
          <table:table-cell office:value-type="string" calcext:value-type="string">
            <text:p>Sueldos y Salarios Producción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4917" calcext:value-type="float">
            <text:p>-24.917</text:p>
          </table:table-cell>
        </table:table-row>
        <table:table-row table:style-name="ro1">
          <table:table-cell office:value-type="string" calcext:value-type="string">
            <text:p>Dotaciones Amortización y Deterioros de Valor.</text:p>
          </table:table-cell>
          <table:table-cell office:value-type="float" office:value="-4454.2" calcext:value-type="float">
            <text:p>-4.454</text:p>
          </table:table-cell>
          <table:table-cell office:value-type="float" office:value="-7944.8" calcext:value-type="float">
            <text:p>-7.945</text:p>
          </table:table-cell>
          <table:table-cell office:value-type="float" office:value="-18748.89" calcext:value-type="float">
            <text:p>-18.749</text:p>
          </table:table-cell>
          <table:table-cell office:value-type="float" office:value="-20335.8" calcext:value-type="float">
            <text:p>-20.336</text:p>
          </table:table-cell>
          <table:table-cell office:value-type="float" office:value="-35987" calcext:value-type="float">
            <text:p>-35.987</text:p>
          </table:table-cell>
        </table:table-row>
        <table:table-row table:style-name="ro1">
          <table:table-cell office:value-type="string" calcext:value-type="string">
            <text:p>Cargas Sociales Administración.</text:p>
          </table:table-cell>
          <table:table-cell table:style-name="ce5" office:value-type="float" office:value="-616.48" calcext:value-type="float">
            <text:p>-616</text:p>
          </table:table-cell>
          <table:table-cell table:style-name="ce5" office:value-type="float" office:value="-4288.81" calcext:value-type="float">
            <text:p>-4.289</text:p>
          </table:table-cell>
          <table:table-cell table:style-name="ce5" office:value-type="float" office:value="-846" calcext:value-type="float">
            <text:p>-846</text:p>
          </table:table-cell>
          <table:table-cell table:style-name="ce5" office:value-type="float" office:value="-1157.16" calcext:value-type="float">
            <text:p>-1.157</text:p>
          </table:table-cell>
          <table:table-cell office:value-type="float" office:value="-1697" calcext:value-type="float">
            <text:p>-1.697</text:p>
          </table:table-cell>
        </table:table-row>
        <table:table-row table:style-name="ro1">
          <table:table-cell office:value-type="string" calcext:value-type="string">
            <text:p>Cargas Sociales Producción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46" calcext:value-type="float">
            <text:p>-6.546</text:p>
          </table:table-cell>
        </table:table-row>
        <table:table-row table:style-name="ro1">
          <table:table-cell table:style-name="ce2" office:value-type="string" calcext:value-type="string">
            <text:p>COSTES DE PERSONAL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Arrendamientos + Renting Administración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4096.65" calcext:value-type="float">
            <text:p>-4.09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raciones y Conservación.</text:p>
          </table:table-cell>
          <table:table-cell office:value-type="float" office:value="-1354.03" calcext:value-type="float">
            <text:p>-1.354</text:p>
          </table:table-cell>
          <table:table-cell office:value-type="float" office:value="-4849.43" calcext:value-type="float">
            <text:p>-4.849</text:p>
          </table:table-cell>
          <table:table-cell office:value-type="float" office:value="-538.89" calcext:value-type="float">
            <text:p>-539</text:p>
          </table:table-cell>
          <table:table-cell office:value-type="float" office:value="-1447.78" calcext:value-type="float">
            <text:p>-1.448</text:p>
          </table:table-cell>
          <table:table-cell office:value-type="float" office:value="-2514.58" calcext:value-type="float">
            <text:p>-2.515</text:p>
          </table:table-cell>
        </table:table-row>
        <table:table-row table:style-name="ro1">
          <table:table-cell office:value-type="string" calcext:value-type="string">
            <text:p>Servicios de Profesionales Independientes.</text:p>
          </table:table-cell>
          <table:table-cell office:value-type="float" office:value="-3153.54" calcext:value-type="float">
            <text:p>-3.154</text:p>
          </table:table-cell>
          <table:table-cell office:value-type="float" office:value="-5108.16" calcext:value-type="float">
            <text:p>-5.108</text:p>
          </table:table-cell>
          <table:table-cell office:value-type="float" office:value="-3846.56" calcext:value-type="float">
            <text:p>-3.847</text:p>
          </table:table-cell>
          <table:table-cell office:value-type="float" office:value="-3950.05" calcext:value-type="float">
            <text:p>-3.950</text:p>
          </table:table-cell>
          <table:table-cell office:value-type="float" office:value="-4556.02" calcext:value-type="float">
            <text:p>-4.556</text:p>
          </table:table-cell>
        </table:table-row>
        <table:table-row table:style-name="ro1">
          <table:table-cell office:value-type="string" calcext:value-type="string">
            <text:p>Trabajos Realizados por Otras Empresas.</text:p>
          </table:table-cell>
          <table:table-cell office:value-type="float" office:value="-5105.91" calcext:value-type="float">
            <text:p>-5.106</text:p>
          </table:table-cell>
          <table:table-cell office:value-type="float" office:value="-1182.3" calcext:value-type="float">
            <text:p>-1.182</text:p>
          </table:table-cell>
          <table:table-cell office:value-type="float" office:value="-4740.88" calcext:value-type="float">
            <text:p>-4.741</text:p>
          </table:table-cell>
          <table:table-cell office:value-type="float" office:value="-2248.01" calcext:value-type="float">
            <text:p>-2.248</text:p>
          </table:table-cell>
          <table:table-cell office:value-type="float" office:value="-2911.83" calcext:value-type="float">
            <text:p>-2.912</text:p>
          </table:table-cell>
        </table:table-row>
        <table:table-row table:style-name="ro1">
          <table:table-cell office:value-type="string" calcext:value-type="string">
            <text:p>Transportes.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as de Seguros.</text:p>
          </table:table-cell>
          <table:table-cell office:value-type="float" office:value="-710.57" calcext:value-type="float">
            <text:p>-711</text:p>
          </table:table-cell>
          <table:table-cell office:value-type="float" office:value="-1179.94" calcext:value-type="float">
            <text:p>-1.180</text:p>
          </table:table-cell>
          <table:table-cell office:value-type="float" office:value="-1202.65" calcext:value-type="float">
            <text:p>-1.203</text:p>
          </table:table-cell>
          <table:table-cell office:value-type="float" office:value="-1219.9" calcext:value-type="float">
            <text:p>-1.220</text:p>
          </table:table-cell>
          <table:table-cell office:value-type="float" office:value="-1144.7" calcext:value-type="float">
            <text:p>-1.145</text:p>
          </table:table-cell>
        </table:table-row>
        <table:table-row table:style-name="ro1">
          <table:table-cell office:value-type="string" calcext:value-type="string">
            <text:p>Servicios Bancarios y Similares.</text:p>
          </table:table-cell>
          <table:table-cell table:style-name="ce5" office:value-type="float" office:value="-34.54" calcext:value-type="float">
            <text:p>-35</text:p>
          </table:table-cell>
          <table:table-cell table:style-name="ce5" office:value-type="float" office:value="-48.25" calcext:value-type="float">
            <text:p>-48</text:p>
          </table:table-cell>
          <table:table-cell table:style-name="ce5" office:value-type="float" office:value="-226.66" calcext:value-type="float">
            <text:p>-227</text:p>
          </table:table-cell>
          <table:table-cell table:style-name="ce5" office:value-type="float" office:value="-146.63" calcext:value-type="float">
            <text:p>-147</text:p>
          </table:table-cell>
          <table:table-cell office:value-type="float" office:value="-178" calcext:value-type="float">
            <text:p>-178</text:p>
          </table:table-cell>
        </table:table-row>
        <table:table-row table:style-name="ro1">
          <table:table-cell office:value-type="string" calcext:value-type="string">
            <text:p>Cargas por Financiación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683.57" calcext:value-type="float">
            <text:p>-1.684</text:p>
          </table:table-cell>
          <table:table-cell table:style-name="ce5" office:value-type="float" office:value="-661.7" calcext:value-type="float">
            <text:p>-662</text:p>
          </table:table-cell>
          <table:table-cell table:style-name="ce5" office:value-type="float" office:value="-1206.11" calcext:value-type="float">
            <text:p>-1.206</text:p>
          </table:table-cell>
          <table:table-cell office:value-type="float" office:value="-984" calcext:value-type="float">
            <text:p>-984</text:p>
          </table:table-cell>
        </table:table-row>
        <table:table-row table:style-name="ro1">
          <table:table-cell office:value-type="string" calcext:value-type="string">
            <text:p>Intereses de Deudas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683.57" calcext:value-type="float">
            <text:p>-1.684</text:p>
          </table:table-cell>
          <table:table-cell table:style-name="ce5" office:value-type="float" office:value="-169.69" calcext:value-type="float">
            <text:p>-170</text:p>
          </table:table-cell>
          <table:table-cell table:style-name="ce5" office:value-type="float" office:value="-556.11" calcext:value-type="float">
            <text:p>-556</text:p>
          </table:table-cell>
          <table:table-cell office:value-type="float" office:value="-384" calcext:value-type="float">
            <text:p>-384</text:p>
          </table:table-cell>
        </table:table-row>
        <table:table-row table:style-name="ro1">
          <table:table-cell office:value-type="string" calcext:value-type="string">
            <text:p>Otros Servicios recibidos.</text:p>
          </table:table-cell>
          <table:table-cell table:style-name="ce5" office:value-type="float" office:value="-11862.18" calcext:value-type="float">
            <text:p>-11.862</text:p>
          </table:table-cell>
          <table:table-cell table:style-name="ce5" office:value-type="float" office:value="-18358.81" calcext:value-type="float">
            <text:p>-18.359</text:p>
          </table:table-cell>
          <table:table-cell table:style-name="ce5" office:value-type="float" office:value="-15141.84" calcext:value-type="float">
            <text:p>-15.142</text:p>
          </table:table-cell>
          <table:table-cell table:style-name="ce5" office:value-type="float" office:value="-8892.76" calcext:value-type="float">
            <text:p>-8.893</text:p>
          </table:table-cell>
          <table:table-cell office:value-type="float" office:value="-17442" calcext:value-type="float">
            <text:p>-17.442</text:p>
          </table:table-cell>
        </table:table-row>
        <table:table-row table:style-name="ro1">
          <table:table-cell office:value-type="string" calcext:value-type="string">
            <text:p>Publicidad, Propaganda y Relaciones Públicas.</text:p>
          </table:table-cell>
          <table:table-cell office:value-type="float" office:value="-427.47" calcext:value-type="float">
            <text:p>-427</text:p>
          </table:table-cell>
          <table:table-cell office:value-type="float" office:value="-2710.17" calcext:value-type="float">
            <text:p>-2.710</text:p>
          </table:table-cell>
          <table:table-cell office:value-type="float" office:value="-295.11" calcext:value-type="float">
            <text:p>-295</text:p>
          </table:table-cell>
          <table:table-cell office:value-type="float" office:value="-572.86" calcext:value-type="float">
            <text:p>-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inistros.</text:p>
          </table:table-cell>
          <table:table-cell office:value-type="float" office:value="-2718.27" calcext:value-type="float">
            <text:p>-2.718</text:p>
          </table:table-cell>
          <table:table-cell office:value-type="float" office:value="-3081.74" calcext:value-type="float">
            <text:p>-3.082</text:p>
          </table:table-cell>
          <table:table-cell office:value-type="float" office:value="-4221.57" calcext:value-type="float">
            <text:p>-4.222</text:p>
          </table:table-cell>
          <table:table-cell office:value-type="float" office:value="-3470.49" calcext:value-type="float">
            <text:p>-3.470</text:p>
          </table:table-cell>
          <table:table-cell office:value-type="float" office:value="-4686" calcext:value-type="float">
            <text:p>-4.686</text:p>
          </table:table-cell>
        </table:table-row>
        <table:table-row table:style-name="ro1">
          <table:table-cell office:value-type="string" calcext:value-type="string">
            <text:p>Compra de otros Aprovisionamientos.</text:p>
          </table:table-cell>
          <table:table-cell office:value-type="float" office:value="-1120.93" calcext:value-type="float">
            <text:p>-1.121</text:p>
          </table:table-cell>
          <table:table-cell office:value-type="float" office:value="-2702.59" calcext:value-type="float">
            <text:p>-2.703</text:p>
          </table:table-cell>
          <table:table-cell office:value-type="float" office:value="-1329.4" calcext:value-type="float">
            <text:p>-1.329</text:p>
          </table:table-cell>
          <table:table-cell office:value-type="float" office:value="-793.22" calcext:value-type="float">
            <text:p>-793</text:p>
          </table:table-cell>
          <table:table-cell office:value-type="float" office:value="-420" calcext:value-type="float">
            <text:p>-42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COSTO TOTAL</text:p>
          </table:table-cell>
          <table:table-cell table:style-name="ce3" table:formula="of:=SUM([.B3:.B26])" office:value-type="float" office:value="30613.69" calcext:value-type="float">
            <text:p>30613,69</text:p>
          </table:table-cell>
          <table:table-cell table:style-name="ce3" table:formula="of:=SUM([.C3:.C26])" office:value-type="float" office:value="-2453.29" calcext:value-type="float">
            <text:p>-2453,29</text:p>
          </table:table-cell>
          <table:table-cell table:style-name="ce3" table:formula="of:=SUM([.D3:.D26])" office:value-type="float" office:value="-33197.97" calcext:value-type="float">
            <text:p>-33197,97</text:p>
          </table:table-cell>
          <table:table-cell table:style-name="ce3" table:formula="of:=SUM([.E3:.E26])" office:value-type="float" office:value="20066.04" calcext:value-type="float">
            <text:p>20066,04</text:p>
          </table:table-cell>
          <table:table-cell table:style-name="ce3" table:formula="of:=SUM([.F3:.F26])" office:value-type="float" office:value="14870.04" calcext:value-type="float">
            <text:p>14870,04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BENEFICIO DE EXPLOTACIO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Otros Ingresos</text:p>
          </table:table-cell>
          <table:table-cell table:style-name="ce5" office:value-type="float" office:value="676.54" calcext:value-type="float">
            <text:p>677</text:p>
          </table:table-cell>
          <table:table-cell table:style-name="ce5" office:value-type="float" office:value="1378.06" calcext:value-type="float">
            <text:p>1.378</text:p>
          </table:table-cell>
          <table:table-cell table:style-name="ce5" office:value-type="float" office:value="3037.68" calcext:value-type="float">
            <text:p>3.038</text:p>
          </table:table-cell>
          <table:table-cell table:style-name="ce5" office:value-type="float" office:value="1844.73" calcext:value-type="float">
            <text:p>1.84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Otros Gastos Financieros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492.01" calcext:value-type="float">
            <text:p>-492</text:p>
          </table:table-cell>
          <table:table-cell table:style-name="ce5" office:value-type="float" office:value="-650" calcext:value-type="float">
            <text:p>-650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string" calcext:value-type="string">
            <text:p>Otros Tributos soportados.</text:p>
          </table:table-cell>
          <table:table-cell office:value-type="float" office:value="-536.38" calcext:value-type="float">
            <text:p>-536</text:p>
          </table:table-cell>
          <table:table-cell office:value-type="float" office:value="-636.38" calcext:value-type="float">
            <text:p>-636</text:p>
          </table:table-cell>
          <table:table-cell office:value-type="float" office:value="-552.02" calcext:value-type="float">
            <text:p>-552</text:p>
          </table:table-cell>
          <table:table-cell office:value-type="float" office:value="-635.33" calcext:value-type="float">
            <text:p>-635</text:p>
          </table:table-cell>
          <table:table-cell office:value-type="float" office:value="-388.1" calcext:value-type="float">
            <text:p>-388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TOTAL ANUAL</text:p>
          </table:table-cell>
          <table:table-cell table:style-name="ce6" table:formula="of:=SUM([.B28:.B33])" office:value-type="float" office:value="30753.85" calcext:value-type="float">
            <text:p>30.754</text:p>
          </table:table-cell>
          <table:table-cell table:style-name="ce3" table:formula="of:=SUM([.C28:.C33])" office:value-type="float" office:value="-1711.61" calcext:value-type="float">
            <text:p>-1711,61</text:p>
          </table:table-cell>
          <table:table-cell table:style-name="ce3" table:formula="of:=SUM([.D28:.D33])" office:value-type="float" office:value="-31204.32" calcext:value-type="float">
            <text:p>-31204,32</text:p>
          </table:table-cell>
          <table:table-cell table:style-name="ce3" table:formula="of:=SUM([.E28:.E33])" office:value-type="float" office:value="20625.44" calcext:value-type="float">
            <text:p>20625,44</text:p>
          </table:table-cell>
          <table:table-cell table:style-name="ce3" table:formula="of:=SUM([.F28:.F33])" office:value-type="float" office:value="14242.94" calcext:value-type="float">
            <text:p>14242,9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20:02:44.3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